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Sans" svg:font-family="'Ubuntu Sans'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3.36cm" fo:min-width="8.11cm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svg:stroke-color="#5983b0" draw:fill="solid" draw:fill-color="#5983b0" draw:textarea-horizontal-align="justify" draw:textarea-vertical-align="middle" draw:auto-grow-height="false" fo:min-height="7.646cm" fo:min-width="7.646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3.812cm" fo:min-width="8.062cm" loext:decorative="false"/>
    </style:style>
    <style:style style:name="gr6" style:family="graphic" style:parent-style-name="objectwithoutfill">
      <style:graphic-properties svg:stroke-width="0.053cm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co1" style:family="table-column">
      <style:table-column-properties style:column-width="8.999cm" style:use-optimal-column-width="false"/>
    </style:style>
    <style:style style:name="co2" style:family="table-column">
      <style:table-column-properties style:column-width="8.994cm" style:use-optimal-column-width="false"/>
    </style:style>
    <style:style style:name="ro1" style:family="table-row">
      <style:table-row-properties style:row-height="0.749cm" style:use-optimal-row-height="false"/>
    </style:style>
    <style:style style:name="ro2" style:family="table-row">
      <style:table-row-properties style:row-height="2.278cm" style:use-optimal-row-height="false"/>
    </style:style>
    <style:style style:name="ro3" style:family="table-row">
      <style:table-row-properties style:row-height="0.624cm" style:use-optimal-row-height="false"/>
    </style:style>
    <style:style style:name="ro4" style:family="table-row">
      <style:table-row-properties style:row-height="6.789cm" style:use-optimal-row-height="false"/>
    </style:style>
    <style:style style:name="ce1" style:family="table-cell">
      <style:paragraph-properties fo:text-align="center" fo:border-left="none" fo:border-right="none" fo:border-top="none" fo:border-bottom="0.43pt solid #ffffff"/>
      <style:text-properties fo:color="#ffffff" loext:opacity="100%" style:font-name="Ubuntu Sans" fo:font-size="10pt" fo:text-shadow="1pt 1pt" style:font-size-asian="10pt" style:font-size-complex="10pt"/>
    </style:style>
    <style:style style:name="ce2" style:family="table-cell">
      <loext:graphic-properties draw:textarea-horizontal-align="left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Ubuntu Sans" fo:font-size="1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" style:family="table-cell">
      <loext:graphic-properties draw:textarea-horizontal-align="left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Ubuntu Sans" fo:font-size="1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4" style:family="table-cell">
      <loext:graphic-properties draw:textarea-horizontal-align="left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Ubuntu Sans" fo:font-size="1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loext:opacity="100%" style:font-name="Ubuntu Sans" fo:font-size="10pt" fo:text-shadow="1pt 1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Ubuntu Sans" fo:font-size="1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" style:family="paragraph">
      <loext:graphic-properties draw:fill="solid" draw:fill-color="#5983b0"/>
      <style:paragraph-properties fo:text-align="center"/>
    </style:style>
    <style:style style:name="P5" style:family="paragraph">
      <style:paragraph-properties fo:text-align="start" style:text-autospace="ideograph-alpha" style:punctuation-wrap="simple" style:line-break="strict" loext:tab-stop-distance="0cm" style:writing-mode="lr-tb">
        <style:tab-stops/>
      </style:paragraph-properties>
      <style:text-properties style:text-position="0% 100%" fo:letter-spacing="normal" fo:language="fr" fo:country="F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 loext:hyphenation-no-caps="false" loext:hyphenation-no-last-word="false"/>
    </style:style>
    <style:style style:name="P6" style:family="paragraph">
      <style:paragraph-properties fo:margin-top="0.42cm" fo:margin-bottom="0.35cm" fo:text-align="start" style:text-autospace="ideograph-alpha" style:punctuation-wrap="simple" style:line-break="strict" loext:tab-stop-distance="0cm" style:writing-mode="lr-tb">
        <style:tab-stops/>
      </style:paragraph-properties>
      <style:text-properties style:text-position="0% 100%" fo:font-size="10pt" fo:letter-spacing="normal" fo:language="fr" fo:country="FR" style:text-underline-mode="continuous" style:text-overline-mode="continuous" style:text-line-through-mode="continuous" fo:background-color="transparent" style:font-size-asian="10pt" style:language-asian="zh" style:country-asian="CN" style:font-size-complex="10pt" style:language-complex="hi" style:country-complex="IN" style:text-scale="100%" fo:hyphenate="false" loext:hyphenation-no-caps="false" loext:hyphenation-no-last-word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Ubuntu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style:font-name="Ubuntu Sans" fo:font-size="10pt" fo:text-shadow="1pt 1pt" style:font-size-asian="10pt" style:font-size-complex="10pt"/>
    </style:style>
    <style:style style:name="T3" style:family="text">
      <style:text-properties fo:color="#ffffff" loext:opacity="100%" style:font-name="Ubuntu Sans" fo:font-size="10pt" fo:text-shadow="1pt 1pt" fo:font-weight="bol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Ubuntu Sans" fo:font-size="1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Ubuntu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ffff" fo:font-size="45%"/>
      </text:list-level-style-bullet>
      <text:list-level-style-bullet text:level="2" text:bullet-char="▸">
        <style:list-level-properties text:space-before="0.6cm" text:min-label-width="0.6cm"/>
        <style:text-properties fo:font-family="OpenSymbol" style:font-style-name="Regular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g draw:style-name="gr1">
            <draw:g draw:style-name="gr1">
              <draw:custom-shape draw:style-name="gr2" draw:text-style-name="P1" draw:layer="layout" svg:width="9cm" svg:height="4cm" svg:x="6cm" svg:y="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position-x="$0" draw:handle-position-y="top" draw:handle-switched="true" draw:handle-range-x-minimum="0" draw:handle-range-x-maximum="10800"/>
                </draw:enhanced-geometry>
              </draw:custom-shape>
              <draw:frame draw:style-name="gr3" draw:layer="layout" svg:width="8.998cm" svg:height="3.026cm" svg:x="6cm" svg:y="2.473cm">
                <table:table table:template-name="default" table:use-first-row-styles="true" table:use-banding-rows-styles="true">
                  <table:table-column table:style-name="co1"/>
                  <table:table-row table:style-name="ro1">
                    <table:table-cell table:style-name="ce1">
                      <text:p text:style-name="P2"><text:s/><text:span text:style-name="T1">Ancienne plateforme</text:span></text:p>
                    </table:table-cell>
                  </table:table-row>
                  <table:table-row table:style-name="ro2">
                    <table:table-cell table:style-name="ce2">
                      <text:list text:style-name="L3">
                        <text:list-item>
                          <text:p text:style-name="P3">Recherche historique</text:p>
                        </text:list-item>
                        <text:list-item>
                          <text:p text:style-name="P3">Catalogue existant</text:p>
                        </text:list-item>
                        <text:list-item>
                          <text:p text:style-name="P3">Notifications existantes</text:p>
                        </text:list-item>
                        <text:list-item>
                          <text:p text:style-name="P3">Back‑office actuel</text:p>
                        </text:list-item>
                      </text:list>
                    </table:table-cell>
                  </table:table-row>
                </table:table>
                <draw:image xlink:href="Pictures/TablePreview1.svm" xlink:type="simple" xlink:show="embed" xlink:actuate="onLoad"/>
              </draw:frame>
            </draw:g>
            <draw:g draw:style-name="gr1">
              <draw:custom-shape draw:style-name="gr4" draw:text-style-name="P4" draw:layer="layout" svg:width="9cm" svg:height="8.75cm" svg:x="6cm" svg:y="7.7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position-x="$0" draw:handle-position-y="top" draw:handle-switched="true" draw:handle-range-x-minimum="0" draw:handle-range-x-maximum="10800"/>
                </draw:enhanced-geometry>
              </draw:custom-shape>
              <draw:frame draw:style-name="gr3" draw:layer="layout" svg:width="8.993cm" svg:height="7.412cm" svg:x="6.004cm" svg:y="8.643cm">
                <table:table table:template-name="default" table:use-first-row-styles="true" table:use-banding-rows-styles="true">
                  <table:table-column table:style-name="co2"/>
                  <table:table-row table:style-name="ro3">
                    <table:table-cell table:style-name="ce1">
                      <text:p text:style-name="P1"><text:span text:style-name="T2"><text:s/></text:span><text:span text:style-name="T3">Phase de coexistence et migration progressive </text:span></text:p>
                    </table:table-cell>
                  </table:table-row>
                  <table:table-row table:style-name="ro4">
                    <table:table-cell table:style-name="ce3">
                      <text:list text:style-name="L3">
                        <text:list-header>
                          <text:p text:style-name="P3"/>
                        </text:list-header>
                        <text:list-item>
                          <text:p text:style-name="P3">Intégration des nouveaux services FOOSUS</text:p>
                        </text:list-item>
                      </text:list>
                      <text:list text:style-name="L4">
                        <text:list-item>
                          <text:list>
                            <text:list-item>
                              <text:p text:style-name="P5"><text:span text:style-name="T4">Service GEO </text:span></text:p>
                            </text:list-item>
                            <text:list-item>
                              <text:p text:style-name="P5"><text:span text:style-name="T4">Service Search</text:span></text:p>
                            </text:list-item>
                            <text:list-item>
                              <text:p text:style-name="P5"><text:span text:style-name="T4">Service Catalogue</text:span></text:p>
                            </text:list-item>
                            <text:list-item>
                              <text:p text:style-name="P5"><text:span text:style-name="T4">Notifications FOOSUS</text:span></text:p>
                            </text:list-item>
                            <text:list-item>
                              <text:p text:style-name="P5"><text:span text:style-name="T4">Administration FOOSUS </text:span></text:p>
                            </text:list-item>
                          </text:list>
                        </text:list-item>
                      </text:list>
                      <text:p text:style-name="P5"><text:span text:style-name="T4"/></text:p>
                      <text:list text:continue-numbering="true" text:style-name="L4">
                        <text:list-item>
                          <text:p text:style-name="P5"><text:span text:style-name="T4">Redirection progressive des flux</text:span></text:p>
                          <text:list>
                            <text:list-item>
                              <text:p text:style-name="P5"><text:span text:style-name="T4">Certaines capacités basculent vers FOOSUS </text:span></text:p>
                            </text:list-item>
                            <text:list-item>
                              <text:p text:style-name="P5"><text:span text:style-name="T4">Synchronisation et adaptation des données si besoin.</text:span></text:p>
                            </text:list-item>
                          </text:list>
                        </text:list-item>
                        <text:list-item>
                          <text:p text:style-name="P6"><text:span text:style-name="T4">Réduction progressive de l’usage de l’ancienne plateforme</text:span></text:p>
                        </text:list-item>
                      </text:list>
                    </table:table-cell>
                  </table:table-row>
                </table:table>
                <draw:image xlink:href="Pictures/TablePreview2.svm" xlink:type="simple" xlink:show="embed" xlink:actuate="onLoad"/>
              </draw:frame>
            </draw:g>
            <draw:g draw:style-name="gr1">
              <draw:custom-shape draw:style-name="gr5" draw:text-style-name="P1" draw:layer="layout" svg:width="9cm" svg:height="4.5cm" svg:x="6cm" svg:y="18.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position-x="$0" draw:handle-position-y="top" draw:handle-switched="true" draw:handle-range-x-minimum="0" draw:handle-range-x-maximum="10800"/>
                </draw:enhanced-geometry>
              </draw:custom-shape>
              <draw:frame draw:style-name="gr3" draw:layer="layout" svg:width="8.998cm" svg:height="3.487cm" svg:x="6cm" svg:y="18.973cm">
                <table:table table:template-name="default" table:use-first-row-styles="true" table:use-banding-rows-styles="true">
                  <table:table-column table:style-name="co1"/>
                  <table:table-row table:style-name="ro1">
                    <table:table-cell table:style-name="ce1">
                      <text:p text:style-name="P2"><text:s/><text:span text:style-name="T1">Nouvelle plateforme FOOSUS</text:span></text:p>
                    </table:table-cell>
                  </table:table-row>
                  <table:table-row table:style-name="ro2">
                    <table:table-cell table:style-name="ce4">
                      <text:list text:style-name="L3">
                        <text:list-item>
                          <text:p text:style-name="P3">Services GEO, Search, Catalogue</text:p>
                        </text:list-item>
                        <text:list-item>
                          <text:p text:style-name="P3">Notifications FOOSUS</text:p>
                        </text:list-item>
                        <text:list-item>
                          <text:p text:style-name="P3">Administration FOOSUS</text:p>
                        </text:list-item>
                        <text:list-item>
                          <text:p text:style-name="P3">Observabilité</text:p>
                        </text:list-item>
                        <text:list-item>
                          <text:p text:style-name="P3">Intégration et déploiement continu</text:p>
                        </text:list-item>
                        <text:list-item>
                          <text:p text:style-name="P3">Ancienne plateformes décommissionnée</text:p>
                        </text:list-item>
                      </text:list>
                    </table:table-cell>
                  </table:table-row>
                </table:table>
                <draw:image xlink:href="Pictures/TablePreview3.svm" xlink:type="simple" xlink:show="embed" xlink:actuate="onLoad"/>
              </draw:frame>
            </draw:g>
            <draw:line draw:style-name="gr6" draw:text-style-name="P7" draw:layer="layout" svg:x1="10.5cm" svg:y1="6cm" svg:x2="10.5cm" svg:y2="7.75cm">
              <text:p/>
            </draw:line>
            <draw:line draw:style-name="gr6" draw:text-style-name="P7" draw:layer="layout" svg:x1="10.5cm" svg:y1="16.5cm" svg:x2="10.5cm" svg:y2="18.25cm">
              <text:p/>
            </draw:line>
          </draw:g>
          <draw:frame draw:style-name="gr7" draw:text-style-name="P8" draw:layer="layout" svg:width="5.007cm" svg:height="1.013cm" svg:x="10.493cm" svg:y="6.2cm">
            <draw:text-box>
              <text:p><text:span text:style-name="T5">Flux non migrés</text:span></text:p>
            </draw:text-box>
          </draw:frame>
          <draw:frame draw:style-name="gr7" draw:text-style-name="P8" draw:layer="layout" svg:width="5.67cm" svg:height="1.013cm" svg:x="10.5cm" svg:y="16.75cm">
            <draw:text-box>
              <text:p><text:span text:style-name="T5">Capacités migré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Sans" svg:font-family="'Ubuntu Sans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6T14:48:23.773212400</meta:creation-date>
    <dc:date>2026-02-06T15:38:22.724513900</dc:date>
    <meta:editing-duration>PT18M36S</meta:editing-duration>
    <meta:editing-cycles>1</meta:editing-cycles>
    <meta:document-statistic meta:object-count="15"/>
    <meta:generator>LibreOffice/25.8.4.2$Windows_X86_64 LibreOffice_project/290daaa01b999472f0c7a3890eb6a550fd74c6df</meta:generator>
  </office:meta>
</office:document-meta>
</file>